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SEQ</text:p>
          </table:table-cell>
          <table:table-cell table:number-columns-repeated="3" office:value-type="string" calcext:value-type="string">
            <text:p>QUBITS: 20</text:p>
          </table:table-cell>
          <table:table-cell table:number-columns-repeated="2"/>
          <table:table-cell table:number-columns-repeated="3" office:value-type="string" calcext:value-type="string">
            <text:p>QUBITS: 21</text:p>
          </table:table-cell>
          <table:table-cell table:number-columns-repeated="2"/>
          <table:table-cell table:number-columns-repeated="3" office:value-type="string" calcext:value-type="string">
            <text:p>QUBITS: 22</text:p>
          </table:table-cell>
          <table:table-cell table:number-columns-repeated="2"/>
          <table:table-cell table:number-columns-repeated="3" office:value-type="string" calcext:value-type="string">
            <text:p>QUBITS: 23</text:p>
          </table:table-cell>
          <table:table-cell table:number-columns-repeated="2"/>
          <table:table-cell table:number-columns-repeated="3" office:value-type="string" calcext:value-type="string">
            <text:p>QUBITS: 24</text:p>
          </table:table-cell>
          <table:table-cell table:number-columns-repeated="2"/>
          <table:table-cell table:number-columns-repeated="3" office:value-type="string" calcext:value-type="string">
            <text:p>QUBITS: 25</text:p>
          </table:table-cell>
          <table:table-cell table:number-columns-repeated="2"/>
          <table:table-cell table:number-columns-repeated="2" office:value-type="string" calcext:value-type="string">
            <text:p>QUBITS: 26</text:p>
          </table:table-cell>
          <table:table-cell office:value-type="string" calcext:value-type="string">
            <text:p>4t</text:p>
          </table:table-cell>
        </table:table-row>
        <table:table-row table:style-name="ro1">
          <table:table-cell office:value-type="float" office:value="0.013504" calcext:value-type="float">
            <text:p>0,013504</text:p>
          </table:table-cell>
          <table:table-cell office:value-type="float" office:value="0.0085978" calcext:value-type="float">
            <text:p>0,0085978</text:p>
          </table:table-cell>
          <table:table-cell office:value-type="float" office:value="0.0077554" calcext:value-type="float">
            <text:p>0,0077554</text:p>
          </table:table-cell>
          <table:table-cell office:value-type="float" office:value="0.0064206" calcext:value-type="float">
            <text:p>0,0064206</text:p>
          </table:table-cell>
          <table:table-cell table:number-columns-repeated="2"/>
          <table:table-cell office:value-type="float" office:value="0.0153236" calcext:value-type="float">
            <text:p>0,0153236</text:p>
          </table:table-cell>
          <table:table-cell office:value-type="float" office:value="0.0141646" calcext:value-type="float">
            <text:p>0,0141646</text:p>
          </table:table-cell>
          <table:table-cell office:value-type="float" office:value="0.010663" calcext:value-type="float">
            <text:p>0,010663</text:p>
          </table:table-cell>
          <table:table-cell table:number-columns-repeated="2"/>
          <table:table-cell office:value-type="float" office:value="0.0303244" calcext:value-type="float">
            <text:p>0,0303244</text:p>
          </table:table-cell>
          <table:table-cell office:value-type="float" office:value="0.0276088" calcext:value-type="float">
            <text:p>0,0276088</text:p>
          </table:table-cell>
          <table:table-cell office:value-type="float" office:value="0.0209446" calcext:value-type="float">
            <text:p>0,0209446</text:p>
          </table:table-cell>
          <table:table-cell table:number-columns-repeated="2"/>
          <table:table-cell office:value-type="float" office:value="0.0624618" calcext:value-type="float">
            <text:p>0,0624618</text:p>
          </table:table-cell>
          <table:table-cell office:value-type="float" office:value="0.0564488" calcext:value-type="float">
            <text:p>0,0564488</text:p>
          </table:table-cell>
          <table:table-cell office:value-type="float" office:value="0.0433444" calcext:value-type="float">
            <text:p>0,0433444</text:p>
          </table:table-cell>
          <table:table-cell table:number-columns-repeated="2"/>
          <table:table-cell office:value-type="float" office:value="0.122304" calcext:value-type="float">
            <text:p>0,122304</text:p>
          </table:table-cell>
          <table:table-cell office:value-type="float" office:value="0.109716" calcext:value-type="float">
            <text:p>0,109716</text:p>
          </table:table-cell>
          <table:table-cell office:value-type="float" office:value="0.0841972" calcext:value-type="float">
            <text:p>0,0841972</text:p>
          </table:table-cell>
          <table:table-cell table:number-columns-repeated="2"/>
          <table:table-cell office:value-type="float" office:value="0.247618" calcext:value-type="float">
            <text:p>0,247618</text:p>
          </table:table-cell>
          <table:table-cell office:value-type="float" office:value="0.222557" calcext:value-type="float">
            <text:p>0,222557</text:p>
          </table:table-cell>
          <table:table-cell office:value-type="float" office:value="0.176556" calcext:value-type="float">
            <text:p>0,176556</text:p>
          </table:table-cell>
          <table:table-cell table:number-columns-repeated="2"/>
          <table:table-cell office:value-type="float" office:value="0.487746" calcext:value-type="float">
            <text:p>0,487746</text:p>
          </table:table-cell>
          <table:table-cell office:value-type="float" office:value="0.43636" calcext:value-type="float">
            <text:p>0,43636</text:p>
          </table:table-cell>
          <table:table-cell office:value-type="float" office:value="0.337397" calcext:value-type="float">
            <text:p>0,337397</text:p>
          </table:table-cell>
        </table:table-row>
        <table:table-row table:style-name="ro1">
          <table:table-cell office:value-type="float" office:value="0.006732" calcext:value-type="float">
            <text:p>0,006732</text:p>
          </table:table-cell>
          <table:table-cell office:value-type="float" office:value="0.006006" calcext:value-type="float">
            <text:p>0,006006</text:p>
          </table:table-cell>
          <table:table-cell office:value-type="float" office:value="0.0051392" calcext:value-type="float">
            <text:p>0,0051392</text:p>
          </table:table-cell>
          <table:table-cell office:value-type="float" office:value="0.0051648" calcext:value-type="float">
            <text:p>0,0051648</text:p>
          </table:table-cell>
          <table:table-cell table:number-columns-repeated="2"/>
          <table:table-cell office:value-type="float" office:value="0.0119836" calcext:value-type="float">
            <text:p>0,0119836</text:p>
          </table:table-cell>
          <table:table-cell office:value-type="float" office:value="0.0110472" calcext:value-type="float">
            <text:p>0,0110472</text:p>
          </table:table-cell>
          <table:table-cell office:value-type="float" office:value="0.010565" calcext:value-type="float">
            <text:p>0,010565</text:p>
          </table:table-cell>
          <table:table-cell table:number-columns-repeated="2"/>
          <table:table-cell office:value-type="float" office:value="0.0238704" calcext:value-type="float">
            <text:p>0,0238704</text:p>
          </table:table-cell>
          <table:table-cell office:value-type="float" office:value="0.0214368" calcext:value-type="float">
            <text:p>0,0214368</text:p>
          </table:table-cell>
          <table:table-cell office:value-type="float" office:value="0.02097" calcext:value-type="float">
            <text:p>0,02097</text:p>
          </table:table-cell>
          <table:table-cell table:number-columns-repeated="2"/>
          <table:table-cell office:value-type="float" office:value="0.0493218" calcext:value-type="float">
            <text:p>0,0493218</text:p>
          </table:table-cell>
          <table:table-cell office:value-type="float" office:value="0.0428722" calcext:value-type="float">
            <text:p>0,0428722</text:p>
          </table:table-cell>
          <table:table-cell office:value-type="float" office:value="0.0432906" calcext:value-type="float">
            <text:p>0,0432906</text:p>
          </table:table-cell>
          <table:table-cell table:number-columns-repeated="2"/>
          <table:table-cell office:value-type="float" office:value="0.0979532" calcext:value-type="float">
            <text:p>0,0979532</text:p>
          </table:table-cell>
          <table:table-cell office:value-type="float" office:value="0.0852624" calcext:value-type="float">
            <text:p>0,0852624</text:p>
          </table:table-cell>
          <table:table-cell office:value-type="float" office:value="0.0854504" calcext:value-type="float">
            <text:p>0,0854504</text:p>
          </table:table-cell>
          <table:table-cell table:number-columns-repeated="2"/>
          <table:table-cell office:value-type="float" office:value="0.196027" calcext:value-type="float">
            <text:p>0,196027</text:p>
          </table:table-cell>
          <table:table-cell office:value-type="float" office:value="0.169799" calcext:value-type="float">
            <text:p>0,169799</text:p>
          </table:table-cell>
          <table:table-cell office:value-type="float" office:value="0.179199" calcext:value-type="float">
            <text:p>0,179199</text:p>
          </table:table-cell>
          <table:table-cell table:number-columns-repeated="2"/>
          <table:table-cell office:value-type="float" office:value="0.390259" calcext:value-type="float">
            <text:p>0,390259</text:p>
          </table:table-cell>
          <table:table-cell office:value-type="float" office:value="0.338901" calcext:value-type="float">
            <text:p>0,338901</text:p>
          </table:table-cell>
          <table:table-cell office:value-type="float" office:value="0.340921" calcext:value-type="float">
            <text:p>0,340921</text:p>
          </table:table-cell>
        </table:table-row>
        <table:table-row table:style-name="ro1">
          <table:table-cell office:value-type="float" office:value="0.006453" calcext:value-type="float">
            <text:p>0,006453</text:p>
          </table:table-cell>
          <table:table-cell office:value-type="float" office:value="0.0065392" calcext:value-type="float">
            <text:p>0,0065392</text:p>
          </table:table-cell>
          <table:table-cell office:value-type="float" office:value="0.0056216" calcext:value-type="float">
            <text:p>0,0056216</text:p>
          </table:table-cell>
          <table:table-cell office:value-type="float" office:value="0.0055922" calcext:value-type="float">
            <text:p>0,0055922</text:p>
          </table:table-cell>
          <table:table-cell table:number-columns-repeated="2"/>
          <table:table-cell office:value-type="float" office:value="0.0130062" calcext:value-type="float">
            <text:p>0,0130062</text:p>
          </table:table-cell>
          <table:table-cell office:value-type="float" office:value="0.0119054" calcext:value-type="float">
            <text:p>0,0119054</text:p>
          </table:table-cell>
          <table:table-cell office:value-type="float" office:value="0.0115198" calcext:value-type="float">
            <text:p>0,0115198</text:p>
          </table:table-cell>
          <table:table-cell table:number-columns-repeated="2"/>
          <table:table-cell office:value-type="float" office:value="0.0258766" calcext:value-type="float">
            <text:p>0,0258766</text:p>
          </table:table-cell>
          <table:table-cell office:value-type="float" office:value="0.0234544" calcext:value-type="float">
            <text:p>0,0234544</text:p>
          </table:table-cell>
          <table:table-cell office:value-type="float" office:value="0.023016" calcext:value-type="float">
            <text:p>0,023016</text:p>
          </table:table-cell>
          <table:table-cell table:number-columns-repeated="2"/>
          <table:table-cell office:value-type="float" office:value="0.0534866" calcext:value-type="float">
            <text:p>0,0534866</text:p>
          </table:table-cell>
          <table:table-cell office:value-type="float" office:value="0.04702" calcext:value-type="float">
            <text:p>0,04702</text:p>
          </table:table-cell>
          <table:table-cell office:value-type="float" office:value="0.0474554" calcext:value-type="float">
            <text:p>0,0474554</text:p>
          </table:table-cell>
          <table:table-cell table:number-columns-repeated="2"/>
          <table:table-cell office:value-type="float" office:value="0.10617" calcext:value-type="float">
            <text:p>0,10617</text:p>
          </table:table-cell>
          <table:table-cell office:value-type="float" office:value="0.093447" calcext:value-type="float">
            <text:p>0,093447</text:p>
          </table:table-cell>
          <table:table-cell office:value-type="float" office:value="0.0937878" calcext:value-type="float">
            <text:p>0,0937878</text:p>
          </table:table-cell>
          <table:table-cell table:number-columns-repeated="2"/>
          <table:table-cell office:value-type="float" office:value="0.212493" calcext:value-type="float">
            <text:p>0,212493</text:p>
          </table:table-cell>
          <table:table-cell office:value-type="float" office:value="0.186362" calcext:value-type="float">
            <text:p>0,186362</text:p>
          </table:table-cell>
          <table:table-cell office:value-type="float" office:value="0.192814" calcext:value-type="float">
            <text:p>0,192814</text:p>
          </table:table-cell>
          <table:table-cell table:number-columns-repeated="2"/>
          <table:table-cell office:value-type="float" office:value="0.423259" calcext:value-type="float">
            <text:p>0,423259</text:p>
          </table:table-cell>
          <table:table-cell office:value-type="float" office:value="0.37185" calcext:value-type="float">
            <text:p>0,37185</text:p>
          </table:table-cell>
          <table:table-cell office:value-type="float" office:value="0.374168" calcext:value-type="float">
            <text:p>0,374168</text:p>
          </table:table-cell>
        </table:table-row>
        <table:table-row table:style-name="ro1">
          <table:table-cell office:value-type="float" office:value="0.006835" calcext:value-type="float">
            <text:p>0,006835</text:p>
          </table:table-cell>
          <table:table-cell office:value-type="float" office:value="0.007573" calcext:value-type="float">
            <text:p>0,007573</text:p>
          </table:table-cell>
          <table:table-cell office:value-type="float" office:value="0.006779" calcext:value-type="float">
            <text:p>0,006779</text:p>
          </table:table-cell>
          <table:table-cell office:value-type="float" office:value="0.0067224" calcext:value-type="float">
            <text:p>0,0067224</text:p>
          </table:table-cell>
          <table:table-cell table:number-columns-repeated="2"/>
          <table:table-cell office:value-type="float" office:value="0.0153336" calcext:value-type="float">
            <text:p>0,0153336</text:p>
          </table:table-cell>
          <table:table-cell office:value-type="float" office:value="0.0142288" calcext:value-type="float">
            <text:p>0,0142288</text:p>
          </table:table-cell>
          <table:table-cell office:value-type="float" office:value="0.0138544" calcext:value-type="float">
            <text:p>0,0138544</text:p>
          </table:table-cell>
          <table:table-cell table:number-columns-repeated="2"/>
          <table:table-cell office:value-type="float" office:value="0.0305352" calcext:value-type="float">
            <text:p>0,0305352</text:p>
          </table:table-cell>
          <table:table-cell office:value-type="float" office:value="0.0281178" calcext:value-type="float">
            <text:p>0,0281178</text:p>
          </table:table-cell>
          <table:table-cell office:value-type="float" office:value="0.0277362" calcext:value-type="float">
            <text:p>0,0277362</text:p>
          </table:table-cell>
          <table:table-cell table:number-columns-repeated="2"/>
          <table:table-cell office:value-type="float" office:value="0.0627998" calcext:value-type="float">
            <text:p>0,0627998</text:p>
          </table:table-cell>
          <table:table-cell office:value-type="float" office:value="0.0563608" calcext:value-type="float">
            <text:p>0,0563608</text:p>
          </table:table-cell>
          <table:table-cell office:value-type="float" office:value="0.0574934" calcext:value-type="float">
            <text:p>0,0574934</text:p>
          </table:table-cell>
          <table:table-cell table:number-columns-repeated="2"/>
          <table:table-cell office:value-type="float" office:value="0.124897" calcext:value-type="float">
            <text:p>0,124897</text:p>
          </table:table-cell>
          <table:table-cell office:value-type="float" office:value="0.112244" calcext:value-type="float">
            <text:p>0,112244</text:p>
          </table:table-cell>
          <table:table-cell office:value-type="float" office:value="0.114144" calcext:value-type="float">
            <text:p>0,114144</text:p>
          </table:table-cell>
          <table:table-cell table:number-columns-repeated="2"/>
          <table:table-cell office:value-type="float" office:value="0.249916" calcext:value-type="float">
            <text:p>0,249916</text:p>
          </table:table-cell>
          <table:table-cell office:value-type="float" office:value="0.223715" calcext:value-type="float">
            <text:p>0,223715</text:p>
          </table:table-cell>
          <table:table-cell office:value-type="float" office:value="0.239049" calcext:value-type="float">
            <text:p>0,239049</text:p>
          </table:table-cell>
          <table:table-cell table:number-columns-repeated="2"/>
          <table:table-cell office:value-type="float" office:value="0.497981" calcext:value-type="float">
            <text:p>0,497981</text:p>
          </table:table-cell>
          <table:table-cell office:value-type="float" office:value="0.446511" calcext:value-type="float">
            <text:p>0,446511</text:p>
          </table:table-cell>
          <table:table-cell office:value-type="float" office:value="0.456511" calcext:value-type="float">
            <text:p>0,456511</text:p>
          </table:table-cell>
        </table:table-row>
        <table:table-row table:style-name="ro1">
          <table:table-cell office:value-type="float" office:value="0.007454" calcext:value-type="float">
            <text:p>0,007454</text:p>
          </table:table-cell>
          <table:table-cell office:value-type="float" office:value="0.0088136" calcext:value-type="float">
            <text:p>0,0088136</text:p>
          </table:table-cell>
          <table:table-cell office:value-type="float" office:value="0.0080626" calcext:value-type="float">
            <text:p>0,0080626</text:p>
          </table:table-cell>
          <table:table-cell office:value-type="float" office:value="0.0080558" calcext:value-type="float">
            <text:p>0,0080558</text:p>
          </table:table-cell>
          <table:table-cell table:number-columns-repeated="2"/>
          <table:table-cell office:value-type="float" office:value="0.0178106" calcext:value-type="float">
            <text:p>0,0178106</text:p>
          </table:table-cell>
          <table:table-cell office:value-type="float" office:value="0.0169066" calcext:value-type="float">
            <text:p>0,0169066</text:p>
          </table:table-cell>
          <table:table-cell office:value-type="float" office:value="0.0166612" calcext:value-type="float">
            <text:p>0,0166612</text:p>
          </table:table-cell>
          <table:table-cell table:number-columns-repeated="2"/>
          <table:table-cell office:value-type="float" office:value="0.0355178" calcext:value-type="float">
            <text:p>0,0355178</text:p>
          </table:table-cell>
          <table:table-cell office:value-type="float" office:value="0.0336634" calcext:value-type="float">
            <text:p>0,0336634</text:p>
          </table:table-cell>
          <table:table-cell office:value-type="float" office:value="0.0334566" calcext:value-type="float">
            <text:p>0,0334566</text:p>
          </table:table-cell>
          <table:table-cell table:number-columns-repeated="2"/>
          <table:table-cell office:value-type="float" office:value="0.0727264" calcext:value-type="float">
            <text:p>0,0727264</text:p>
          </table:table-cell>
          <table:table-cell office:value-type="float" office:value="0.0677276" calcext:value-type="float">
            <text:p>0,0677276</text:p>
          </table:table-cell>
          <table:table-cell office:value-type="float" office:value="0.0689724" calcext:value-type="float">
            <text:p>0,0689724</text:p>
          </table:table-cell>
          <table:table-cell table:number-columns-repeated="2"/>
          <table:table-cell office:value-type="float" office:value="0.144731" calcext:value-type="float">
            <text:p>0,144731</text:p>
          </table:table-cell>
          <table:table-cell office:value-type="float" office:value="0.134846" calcext:value-type="float">
            <text:p>0,134846</text:p>
          </table:table-cell>
          <table:table-cell office:value-type="float" office:value="0.13702" calcext:value-type="float">
            <text:p>0,13702</text:p>
          </table:table-cell>
          <table:table-cell table:number-columns-repeated="2"/>
          <table:table-cell office:value-type="float" office:value="0.289584" calcext:value-type="float">
            <text:p>0,289584</text:p>
          </table:table-cell>
          <table:table-cell office:value-type="float" office:value="0.269039" calcext:value-type="float">
            <text:p>0,269039</text:p>
          </table:table-cell>
          <table:table-cell office:value-type="float" office:value="0.284074" calcext:value-type="float">
            <text:p>0,284074</text:p>
          </table:table-cell>
          <table:table-cell table:number-columns-repeated="2"/>
          <table:table-cell office:value-type="float" office:value="0.577488" calcext:value-type="float">
            <text:p>0,577488</text:p>
          </table:table-cell>
          <table:table-cell office:value-type="float" office:value="0.537074" calcext:value-type="float">
            <text:p>0,537074</text:p>
          </table:table-cell>
          <table:table-cell office:value-type="float" office:value="0.548533" calcext:value-type="float">
            <text:p>0,548533</text:p>
          </table:table-cell>
        </table:table-row>
        <table:table-row table:style-name="ro1">
          <table:table-cell office:value-type="float" office:value="0.008236" calcext:value-type="float">
            <text:p>0,008236</text:p>
          </table:table-cell>
          <table:table-cell office:value-type="float" office:value="0.0101736" calcext:value-type="float">
            <text:p>0,0101736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94816" calcext:value-type="float">
            <text:p>0,0094816</text:p>
          </table:table-cell>
          <table:table-cell table:number-columns-repeated="2"/>
          <table:table-cell office:value-type="float" office:value="0.0205734" calcext:value-type="float">
            <text:p>0,0205734</text:p>
          </table:table-cell>
          <table:table-cell office:value-type="float" office:value="0.0198108" calcext:value-type="float">
            <text:p>0,0198108</text:p>
          </table:table-cell>
          <table:table-cell office:value-type="float" office:value="0.019543" calcext:value-type="float">
            <text:p>0,019543</text:p>
          </table:table-cell>
          <table:table-cell table:number-columns-repeated="2"/>
          <table:table-cell office:value-type="float" office:value="0.0409852" calcext:value-type="float">
            <text:p>0,0409852</text:p>
          </table:table-cell>
          <table:table-cell office:value-type="float" office:value="0.039454" calcext:value-type="float">
            <text:p>0,039454</text:p>
          </table:table-cell>
          <table:table-cell office:value-type="float" office:value="0.0392478" calcext:value-type="float">
            <text:p>0,0392478</text:p>
          </table:table-cell>
          <table:table-cell table:number-columns-repeated="2"/>
          <table:table-cell office:value-type="float" office:value="0.0839404" calcext:value-type="float">
            <text:p>0,0839404</text:p>
          </table:table-cell>
          <table:table-cell office:value-type="float" office:value="0.079182" calcext:value-type="float">
            <text:p>0,079182</text:p>
          </table:table-cell>
          <table:table-cell office:value-type="float" office:value="0.0805694" calcext:value-type="float">
            <text:p>0,0805694</text:p>
          </table:table-cell>
          <table:table-cell table:number-columns-repeated="2"/>
          <table:table-cell office:value-type="float" office:value="0.166664" calcext:value-type="float">
            <text:p>0,166664</text:p>
          </table:table-cell>
          <table:table-cell office:value-type="float" office:value="0.157957" calcext:value-type="float">
            <text:p>0,157957</text:p>
          </table:table-cell>
          <table:table-cell office:value-type="float" office:value="0.160445" calcext:value-type="float">
            <text:p>0,160445</text:p>
          </table:table-cell>
          <table:table-cell table:number-columns-repeated="2"/>
          <table:table-cell office:value-type="float" office:value="0.333519" calcext:value-type="float">
            <text:p>0,333519</text:p>
          </table:table-cell>
          <table:table-cell office:value-type="float" office:value="0.315478" calcext:value-type="float">
            <text:p>0,315478</text:p>
          </table:table-cell>
          <table:table-cell office:value-type="float" office:value="0.330382" calcext:value-type="float">
            <text:p>0,330382</text:p>
          </table:table-cell>
          <table:table-cell table:number-columns-repeated="2"/>
          <table:table-cell office:value-type="float" office:value="0.665085" calcext:value-type="float">
            <text:p>0,665085</text:p>
          </table:table-cell>
          <table:table-cell office:value-type="float" office:value="0.629913" calcext:value-type="float">
            <text:p>0,629913</text:p>
          </table:table-cell>
          <table:table-cell office:value-type="float" office:value="0.641971" calcext:value-type="float">
            <text:p>0,641971</text:p>
          </table:table-cell>
        </table:table-row>
        <table:table-row table:style-name="ro1">
          <table:table-cell office:value-type="float" office:value="0.009176" calcext:value-type="float">
            <text:p>0,009176</text:p>
          </table:table-cell>
          <table:table-cell office:value-type="float" office:value="0.0116226" calcext:value-type="float">
            <text:p>0,0116226</text:p>
          </table:table-cell>
          <table:table-cell office:value-type="float" office:value="0.010943" calcext:value-type="float">
            <text:p>0,010943</text:p>
          </table:table-cell>
          <table:table-cell office:value-type="float" office:value="0.0109546" calcext:value-type="float">
            <text:p>0,0109546</text:p>
          </table:table-cell>
          <table:table-cell table:number-columns-repeated="2"/>
          <table:table-cell office:value-type="float" office:value="0.0234222" calcext:value-type="float">
            <text:p>0,0234222</text:p>
          </table:table-cell>
          <table:table-cell office:value-type="float" office:value="0.0226998" calcext:value-type="float">
            <text:p>0,0226998</text:p>
          </table:table-cell>
          <table:table-cell office:value-type="float" office:value="0.0225454" calcext:value-type="float">
            <text:p>0,0225454</text:p>
          </table:table-cell>
          <table:table-cell table:number-columns-repeated="2"/>
          <table:table-cell office:value-type="float" office:value="0.0467698" calcext:value-type="float">
            <text:p>0,0467698</text:p>
          </table:table-cell>
          <table:table-cell office:value-type="float" office:value="0.0452678" calcext:value-type="float">
            <text:p>0,0452678</text:p>
          </table:table-cell>
          <table:table-cell office:value-type="float" office:value="0.0452334" calcext:value-type="float">
            <text:p>0,0452334</text:p>
          </table:table-cell>
          <table:table-cell table:number-columns-repeated="2"/>
          <table:table-cell office:value-type="float" office:value="0.0952768" calcext:value-type="float">
            <text:p>0,0952768</text:p>
          </table:table-cell>
          <table:table-cell office:value-type="float" office:value="0.091027" calcext:value-type="float">
            <text:p>0,091027</text:p>
          </table:table-cell>
          <table:table-cell office:value-type="float" office:value="0.0925034" calcext:value-type="float">
            <text:p>0,0925034</text:p>
          </table:table-cell>
          <table:table-cell table:number-columns-repeated="2"/>
          <table:table-cell office:value-type="float" office:value="0.189775" calcext:value-type="float">
            <text:p>0,189775</text:p>
          </table:table-cell>
          <table:table-cell office:value-type="float" office:value="0.181714" calcext:value-type="float">
            <text:p>0,181714</text:p>
          </table:table-cell>
          <table:table-cell office:value-type="float" office:value="0.184367" calcext:value-type="float">
            <text:p>0,184367</text:p>
          </table:table-cell>
          <table:table-cell table:number-columns-repeated="2"/>
          <table:table-cell office:value-type="float" office:value="0.379792" calcext:value-type="float">
            <text:p>0,379792</text:p>
          </table:table-cell>
          <table:table-cell office:value-type="float" office:value="0.363104" calcext:value-type="float">
            <text:p>0,363104</text:p>
          </table:table-cell>
          <table:table-cell office:value-type="float" office:value="0.379086" calcext:value-type="float">
            <text:p>0,379086</text:p>
          </table:table-cell>
          <table:table-cell table:number-columns-repeated="2"/>
          <table:table-cell office:value-type="float" office:value="0.757695" calcext:value-type="float">
            <text:p>0,757695</text:p>
          </table:table-cell>
          <table:table-cell office:value-type="float" office:value="0.725015" calcext:value-type="float">
            <text:p>0,725015</text:p>
          </table:table-cell>
          <table:table-cell office:value-type="float" office:value="0.737491" calcext:value-type="float">
            <text:p>0,737491</text:p>
          </table:table-cell>
        </table:table-row>
        <table:table-row table:style-name="ro1">
          <table:table-cell office:value-type="float" office:value="0.010284" calcext:value-type="float">
            <text:p>0,010284</text:p>
          </table:table-cell>
          <table:table-cell office:value-type="float" office:value="0.01315" calcext:value-type="float">
            <text:p>0,01315</text:p>
          </table:table-cell>
          <table:table-cell office:value-type="float" office:value="0.0124598" calcext:value-type="float">
            <text:p>0,0124598</text:p>
          </table:table-cell>
          <table:table-cell office:value-type="float" office:value="0.0125024" calcext:value-type="float">
            <text:p>0,0125024</text:p>
          </table:table-cell>
          <table:table-cell table:number-columns-repeated="2"/>
          <table:table-cell office:value-type="float" office:value="0.026454" calcext:value-type="float">
            <text:p>0,026454</text:p>
          </table:table-cell>
          <table:table-cell office:value-type="float" office:value="0.0257166" calcext:value-type="float">
            <text:p>0,0257166</text:p>
          </table:table-cell>
          <table:table-cell office:value-type="float" office:value="0.025635" calcext:value-type="float">
            <text:p>0,025635</text:p>
          </table:table-cell>
          <table:table-cell table:number-columns-repeated="2"/>
          <table:table-cell office:value-type="float" office:value="0.0529408" calcext:value-type="float">
            <text:p>0,0529408</text:p>
          </table:table-cell>
          <table:table-cell office:value-type="float" office:value="0.0514408" calcext:value-type="float">
            <text:p>0,0514408</text:p>
          </table:table-cell>
          <table:table-cell office:value-type="float" office:value="0.0514078" calcext:value-type="float">
            <text:p>0,0514078</text:p>
          </table:table-cell>
          <table:table-cell table:number-columns-repeated="2"/>
          <table:table-cell office:value-type="float" office:value="0.107484" calcext:value-type="float">
            <text:p>0,107484</text:p>
          </table:table-cell>
          <table:table-cell office:value-type="float" office:value="0.103312" calcext:value-type="float">
            <text:p>0,103312</text:p>
          </table:table-cell>
          <table:table-cell office:value-type="float" office:value="0.104797" calcext:value-type="float">
            <text:p>0,104797</text:p>
          </table:table-cell>
          <table:table-cell table:number-columns-repeated="2"/>
          <table:table-cell office:value-type="float" office:value="0.21427" calcext:value-type="float">
            <text:p>0,21427</text:p>
          </table:table-cell>
          <table:table-cell office:value-type="float" office:value="0.206444" calcext:value-type="float">
            <text:p>0,206444</text:p>
          </table:table-cell>
          <table:table-cell office:value-type="float" office:value="0.208989" calcext:value-type="float">
            <text:p>0,208989</text:p>
          </table:table-cell>
          <table:table-cell table:number-columns-repeated="2"/>
          <table:table-cell office:value-type="float" office:value="0.428687" calcext:value-type="float">
            <text:p>0,428687</text:p>
          </table:table-cell>
          <table:table-cell office:value-type="float" office:value="0.41253" calcext:value-type="float">
            <text:p>0,41253</text:p>
          </table:table-cell>
          <table:table-cell office:value-type="float" office:value="0.429549" calcext:value-type="float">
            <text:p>0,429549</text:p>
          </table:table-cell>
          <table:table-cell table:number-columns-repeated="2"/>
          <table:table-cell office:value-type="float" office:value="0.855526" calcext:value-type="float">
            <text:p>0,855526</text:p>
          </table:table-cell>
          <table:table-cell office:value-type="float" office:value="0.823954" calcext:value-type="float">
            <text:p>0,823954</text:p>
          </table:table-cell>
          <table:table-cell office:value-type="float" office:value="0.836667" calcext:value-type="float">
            <text:p>0,836667</text:p>
          </table:table-cell>
        </table:table-row>
        <table:table-row table:style-name="ro1">
          <table:table-cell office:value-type="float" office:value="0.011687" calcext:value-type="float">
            <text:p>0,011687</text:p>
          </table:table-cell>
          <table:table-cell office:value-type="float" office:value="0.0148772" calcext:value-type="float">
            <text:p>0,0148772</text:p>
          </table:table-cell>
          <table:table-cell office:value-type="float" office:value="0.0141116" calcext:value-type="float">
            <text:p>0,0141116</text:p>
          </table:table-cell>
          <table:table-cell office:value-type="float" office:value="0.0141616" calcext:value-type="float">
            <text:p>0,0141616</text:p>
          </table:table-cell>
          <table:table-cell table:number-columns-repeated="2"/>
          <table:table-cell office:value-type="float" office:value="0.0295928" calcext:value-type="float">
            <text:p>0,0295928</text:p>
          </table:table-cell>
          <table:table-cell office:value-type="float" office:value="0.0288674" calcext:value-type="float">
            <text:p>0,0288674</text:p>
          </table:table-cell>
          <table:table-cell office:value-type="float" office:value="0.0288058" calcext:value-type="float">
            <text:p>0,0288058</text:p>
          </table:table-cell>
          <table:table-cell table:number-columns-repeated="2"/>
          <table:table-cell office:value-type="float" office:value="0.059144" calcext:value-type="float">
            <text:p>0,059144</text:p>
          </table:table-cell>
          <table:table-cell office:value-type="float" office:value="0.0577952" calcext:value-type="float">
            <text:p>0,0577952</text:p>
          </table:table-cell>
          <table:table-cell office:value-type="float" office:value="0.0577612" calcext:value-type="float">
            <text:p>0,0577612</text:p>
          </table:table-cell>
          <table:table-cell table:number-columns-repeated="2"/>
          <table:table-cell office:value-type="float" office:value="0.119944" calcext:value-type="float">
            <text:p>0,119944</text:p>
          </table:table-cell>
          <table:table-cell office:value-type="float" office:value="0.115845" calcext:value-type="float">
            <text:p>0,115845</text:p>
          </table:table-cell>
          <table:table-cell office:value-type="float" office:value="0.117494" calcext:value-type="float">
            <text:p>0,117494</text:p>
          </table:table-cell>
          <table:table-cell table:number-columns-repeated="2"/>
          <table:table-cell office:value-type="float" office:value="0.23916" calcext:value-type="float">
            <text:p>0,23916</text:p>
          </table:table-cell>
          <table:table-cell office:value-type="float" office:value="0.231454" calcext:value-type="float">
            <text:p>0,231454</text:p>
          </table:table-cell>
          <table:table-cell office:value-type="float" office:value="0.23442" calcext:value-type="float">
            <text:p>0,23442</text:p>
          </table:table-cell>
          <table:table-cell table:number-columns-repeated="2"/>
          <table:table-cell office:value-type="float" office:value="0.478549" calcext:value-type="float">
            <text:p>0,478549</text:p>
          </table:table-cell>
          <table:table-cell office:value-type="float" office:value="0.462638" calcext:value-type="float">
            <text:p>0,462638</text:p>
          </table:table-cell>
          <table:table-cell office:value-type="float" office:value="0.480338" calcext:value-type="float">
            <text:p>0,480338</text:p>
          </table:table-cell>
          <table:table-cell table:number-columns-repeated="2"/>
          <table:table-cell office:value-type="float" office:value="0.95533" calcext:value-type="float">
            <text:p>0,95533</text:p>
          </table:table-cell>
          <table:table-cell office:value-type="float" office:value="0.924574" calcext:value-type="float">
            <text:p>0,924574</text:p>
          </table:table-cell>
          <table:table-cell office:value-type="float" office:value="0.938012" calcext:value-type="float">
            <text:p>0,938012</text:p>
          </table:table-cell>
        </table:table-row>
        <table:table-row table:style-name="ro1">
          <table:table-cell office:value-type="float" office:value="0.016977" calcext:value-type="float">
            <text:p>0,016977</text:p>
          </table:table-cell>
          <table:table-cell office:value-type="float" office:value="0.01937" calcext:value-type="float">
            <text:p>0,01937</text:p>
          </table:table-cell>
          <table:table-cell office:value-type="float" office:value="0.018603" calcext:value-type="float">
            <text:p>0,018603</text:p>
          </table:table-cell>
          <table:table-cell office:value-type="float" office:value="0.018668" calcext:value-type="float">
            <text:p>0,018668</text:p>
          </table:table-cell>
          <table:table-cell table:number-columns-repeated="2"/>
          <table:table-cell office:value-type="float" office:value="0.0387148" calcext:value-type="float">
            <text:p>0,0387148</text:p>
          </table:table-cell>
          <table:table-cell office:value-type="float" office:value="0.0380496" calcext:value-type="float">
            <text:p>0,0380496</text:p>
          </table:table-cell>
          <table:table-cell office:value-type="float" office:value="0.0379178" calcext:value-type="float">
            <text:p>0,0379178</text:p>
          </table:table-cell>
          <table:table-cell table:number-columns-repeated="2"/>
          <table:table-cell office:value-type="float" office:value="0.0772212" calcext:value-type="float">
            <text:p>0,0772212</text:p>
          </table:table-cell>
          <table:table-cell office:value-type="float" office:value="0.0758632" calcext:value-type="float">
            <text:p>0,0758632</text:p>
          </table:table-cell>
          <table:table-cell office:value-type="float" office:value="0.075959" calcext:value-type="float">
            <text:p>0,075959</text:p>
          </table:table-cell>
          <table:table-cell table:number-columns-repeated="2"/>
          <table:table-cell office:value-type="float" office:value="0.156248" calcext:value-type="float">
            <text:p>0,156248</text:p>
          </table:table-cell>
          <table:table-cell office:value-type="float" office:value="0.151932" calcext:value-type="float">
            <text:p>0,151932</text:p>
          </table:table-cell>
          <table:table-cell office:value-type="float" office:value="0.153534" calcext:value-type="float">
            <text:p>0,153534</text:p>
          </table:table-cell>
          <table:table-cell table:number-columns-repeated="2"/>
          <table:table-cell office:value-type="float" office:value="0.311174" calcext:value-type="float">
            <text:p>0,311174</text:p>
          </table:table-cell>
          <table:table-cell office:value-type="float" office:value="0.303606" calcext:value-type="float">
            <text:p>0,303606</text:p>
          </table:table-cell>
          <table:table-cell office:value-type="float" office:value="0.305926" calcext:value-type="float">
            <text:p>0,305926</text:p>
          </table:table-cell>
          <table:table-cell table:number-columns-repeated="2"/>
          <table:table-cell office:value-type="float" office:value="0.621792" calcext:value-type="float">
            <text:p>0,621792</text:p>
          </table:table-cell>
          <table:table-cell office:value-type="float" office:value="0.605197" calcext:value-type="float">
            <text:p>0,605197</text:p>
          </table:table-cell>
          <table:table-cell office:value-type="float" office:value="0.622542" calcext:value-type="float">
            <text:p>0,622542</text:p>
          </table:table-cell>
          <table:table-cell table:number-columns-repeated="2"/>
          <table:table-cell office:value-type="float" office:value="1.24226" calcext:value-type="float">
            <text:p>1,24226</text:p>
          </table:table-cell>
          <table:table-cell office:value-type="float" office:value="1.20768" calcext:value-type="float">
            <text:p>1,20768</text:p>
          </table:table-cell>
          <table:table-cell office:value-type="float" office:value="1.22015" calcext:value-type="float">
            <text:p>1,22015</text:p>
          </table:table-cell>
        </table:table-row>
        <table:table-row table:style-name="ro1">
          <table:table-cell office:value-type="float" office:value="0.02056" calcext:value-type="float">
            <text:p>0,02056</text:p>
          </table:table-cell>
          <table:table-cell office:value-type="float" office:value="0.0195926" calcext:value-type="float">
            <text:p>0,0195926</text:p>
          </table:table-cell>
          <table:table-cell office:value-type="float" office:value="0.0189048" calcext:value-type="float">
            <text:p>0,0189048</text:p>
          </table:table-cell>
          <table:table-cell office:value-type="float" office:value="0.0188968" calcext:value-type="float">
            <text:p>0,0188968</text:p>
          </table:table-cell>
          <table:table-cell table:number-columns-repeated="2"/>
          <table:table-cell office:value-type="float" office:value="0.0390314" calcext:value-type="float">
            <text:p>0,0390314</text:p>
          </table:table-cell>
          <table:table-cell office:value-type="float" office:value="0.0383568" calcext:value-type="float">
            <text:p>0,0383568</text:p>
          </table:table-cell>
          <table:table-cell office:value-type="float" office:value="0.0382656" calcext:value-type="float">
            <text:p>0,0382656</text:p>
          </table:table-cell>
          <table:table-cell table:number-columns-repeated="2"/>
          <table:table-cell office:value-type="float" office:value="0.077883" calcext:value-type="float">
            <text:p>0,077883</text:p>
          </table:table-cell>
          <table:table-cell office:value-type="float" office:value="0.076496" calcext:value-type="float">
            <text:p>0,076496</text:p>
          </table:table-cell>
          <table:table-cell office:value-type="float" office:value="0.0766112" calcext:value-type="float">
            <text:p>0,0766112</text:p>
          </table:table-cell>
          <table:table-cell table:number-columns-repeated="2"/>
          <table:table-cell office:value-type="float" office:value="0.157204" calcext:value-type="float">
            <text:p>0,157204</text:p>
          </table:table-cell>
          <table:table-cell office:value-type="float" office:value="0.15307" calcext:value-type="float">
            <text:p>0,15307</text:p>
          </table:table-cell>
          <table:table-cell office:value-type="float" office:value="0.154795" calcext:value-type="float">
            <text:p>0,154795</text:p>
          </table:table-cell>
          <table:table-cell table:number-columns-repeated="2"/>
          <table:table-cell office:value-type="float" office:value="0.313455" calcext:value-type="float">
            <text:p>0,313455</text:p>
          </table:table-cell>
          <table:table-cell office:value-type="float" office:value="0.305898" calcext:value-type="float">
            <text:p>0,305898</text:p>
          </table:table-cell>
          <table:table-cell office:value-type="float" office:value="0.308632" calcext:value-type="float">
            <text:p>0,308632</text:p>
          </table:table-cell>
          <table:table-cell table:number-columns-repeated="2"/>
          <table:table-cell office:value-type="float" office:value="0.627002" calcext:value-type="float">
            <text:p>0,627002</text:p>
          </table:table-cell>
          <table:table-cell office:value-type="float" office:value="0.611192" calcext:value-type="float">
            <text:p>0,611192</text:p>
          </table:table-cell>
          <table:table-cell office:value-type="float" office:value="0.62614" calcext:value-type="float">
            <text:p>0,62614</text:p>
          </table:table-cell>
          <table:table-cell table:number-columns-repeated="2"/>
          <table:table-cell office:value-type="float" office:value="1.25099" calcext:value-type="float">
            <text:p>1,25099</text:p>
          </table:table-cell>
          <table:table-cell office:value-type="float" office:value="1.22161" calcext:value-type="float">
            <text:p>1,22161</text:p>
          </table:table-cell>
          <table:table-cell office:value-type="float" office:value="1.23484" calcext:value-type="float">
            <text:p>1,23484</text:p>
          </table:table-cell>
        </table:table-row>
        <table:table-row table:style-name="ro1">
          <table:table-cell office:value-type="float" office:value="0.020087" calcext:value-type="float">
            <text:p>0,020087</text:p>
          </table:table-cell>
          <table:table-cell office:value-type="float" office:value="0.0206168" calcext:value-type="float">
            <text:p>0,0206168</text:p>
          </table:table-cell>
          <table:table-cell office:value-type="float" office:value="0.0198942" calcext:value-type="float">
            <text:p>0,0198942</text:p>
          </table:table-cell>
          <table:table-cell office:value-type="float" office:value="0.0199246" calcext:value-type="float">
            <text:p>0,0199246</text:p>
          </table:table-cell>
          <table:table-cell table:number-columns-repeated="2"/>
          <table:table-cell office:value-type="float" office:value="0.0408978" calcext:value-type="float">
            <text:p>0,0408978</text:p>
          </table:table-cell>
          <table:table-cell office:value-type="float" office:value="0.0401822" calcext:value-type="float">
            <text:p>0,0401822</text:p>
          </table:table-cell>
          <table:table-cell office:value-type="float" office:value="0.0401396" calcext:value-type="float">
            <text:p>0,0401396</text:p>
          </table:table-cell>
          <table:table-cell table:number-columns-repeated="2"/>
          <table:table-cell office:value-type="float" office:value="0.0815006" calcext:value-type="float">
            <text:p>0,0815006</text:p>
          </table:table-cell>
          <table:table-cell office:value-type="float" office:value="0.080142" calcext:value-type="float">
            <text:p>0,080142</text:p>
          </table:table-cell>
          <table:table-cell office:value-type="float" office:value="0.0801276" calcext:value-type="float">
            <text:p>0,0801276</text:p>
          </table:table-cell>
          <table:table-cell table:number-columns-repeated="2"/>
          <table:table-cell office:value-type="float" office:value="0.164426" calcext:value-type="float">
            <text:p>0,164426</text:p>
          </table:table-cell>
          <table:table-cell office:value-type="float" office:value="0.160413" calcext:value-type="float">
            <text:p>0,160413</text:p>
          </table:table-cell>
          <table:table-cell office:value-type="float" office:value="0.161868" calcext:value-type="float">
            <text:p>0,161868</text:p>
          </table:table-cell>
          <table:table-cell table:number-columns-repeated="2"/>
          <table:table-cell office:value-type="float" office:value="0.327797" calcext:value-type="float">
            <text:p>0,327797</text:p>
          </table:table-cell>
          <table:table-cell office:value-type="float" office:value="0.320107" calcext:value-type="float">
            <text:p>0,320107</text:p>
          </table:table-cell>
          <table:table-cell office:value-type="float" office:value="0.322954" calcext:value-type="float">
            <text:p>0,322954</text:p>
          </table:table-cell>
          <table:table-cell table:number-columns-repeated="2"/>
          <table:table-cell office:value-type="float" office:value="0.655735" calcext:value-type="float">
            <text:p>0,655735</text:p>
          </table:table-cell>
          <table:table-cell office:value-type="float" office:value="0.639863" calcext:value-type="float">
            <text:p>0,639863</text:p>
          </table:table-cell>
          <table:table-cell office:value-type="float" office:value="0.656427" calcext:value-type="float">
            <text:p>0,656427</text:p>
          </table:table-cell>
          <table:table-cell table:number-columns-repeated="2"/>
          <table:table-cell office:value-type="float" office:value="1.30902" calcext:value-type="float">
            <text:p>1,30902</text:p>
          </table:table-cell>
          <table:table-cell office:value-type="float" office:value="1.2781" calcext:value-type="float">
            <text:p>1,2781</text:p>
          </table:table-cell>
          <table:table-cell office:value-type="float" office:value="1.29144" calcext:value-type="float">
            <text:p>1,29144</text:p>
          </table:table-cell>
        </table:table-row>
        <table:table-row table:style-name="ro1">
          <table:table-cell office:value-type="float" office:value="0.028304" calcext:value-type="float">
            <text:p>0,028304</text:p>
          </table:table-cell>
          <table:table-cell office:value-type="float" office:value="0.0289228" calcext:value-type="float">
            <text:p>0,0289228</text:p>
          </table:table-cell>
          <table:table-cell office:value-type="float" office:value="0.0282752" calcext:value-type="float">
            <text:p>0,0282752</text:p>
          </table:table-cell>
          <table:table-cell office:value-type="float" office:value="0.0287696" calcext:value-type="float">
            <text:p>0,0287696</text:p>
          </table:table-cell>
          <table:table-cell table:number-columns-repeated="2"/>
          <table:table-cell office:value-type="float" office:value="0.059016" calcext:value-type="float">
            <text:p>0,059016</text:p>
          </table:table-cell>
          <table:table-cell office:value-type="float" office:value="0.0439588" calcext:value-type="float">
            <text:p>0,0439588</text:p>
          </table:table-cell>
          <table:table-cell office:value-type="float" office:value="0.0441974" calcext:value-type="float">
            <text:p>0,0441974</text:p>
          </table:table-cell>
          <table:table-cell table:number-columns-repeated="2"/>
          <table:table-cell office:value-type="float" office:value="0.1175" calcext:value-type="float">
            <text:p>0,1175</text:p>
          </table:table-cell>
          <table:table-cell office:value-type="float" office:value="0.0873344" calcext:value-type="float">
            <text:p>0,0873344</text:p>
          </table:table-cell>
          <table:table-cell office:value-type="float" office:value="0.0878812" calcext:value-type="float">
            <text:p>0,0878812</text:p>
          </table:table-cell>
          <table:table-cell table:number-columns-repeated="2"/>
          <table:table-cell office:value-type="float" office:value="0.23604" calcext:value-type="float">
            <text:p>0,23604</text:p>
          </table:table-cell>
          <table:table-cell office:value-type="float" office:value="0.174354" calcext:value-type="float">
            <text:p>0,174354</text:p>
          </table:table-cell>
          <table:table-cell office:value-type="float" office:value="0.176983" calcext:value-type="float">
            <text:p>0,176983</text:p>
          </table:table-cell>
          <table:table-cell table:number-columns-repeated="2"/>
          <table:table-cell office:value-type="float" office:value="0.47069" calcext:value-type="float">
            <text:p>0,47069</text:p>
          </table:table-cell>
          <table:table-cell office:value-type="float" office:value="0.347803" calcext:value-type="float">
            <text:p>0,347803</text:p>
          </table:table-cell>
          <table:table-cell office:value-type="float" office:value="0.352948" calcext:value-type="float">
            <text:p>0,352948</text:p>
          </table:table-cell>
          <table:table-cell table:number-columns-repeated="2"/>
          <table:table-cell office:value-type="float" office:value="0.941027" calcext:value-type="float">
            <text:p>0,941027</text:p>
          </table:table-cell>
          <table:table-cell office:value-type="float" office:value="0.694849" calcext:value-type="float">
            <text:p>0,694849</text:p>
          </table:table-cell>
          <table:table-cell office:value-type="float" office:value="0.959128" calcext:value-type="float">
            <text:p>0,959128</text:p>
          </table:table-cell>
          <table:table-cell table:number-columns-repeated="2"/>
          <table:table-cell office:value-type="float" office:value="1.87961" calcext:value-type="float">
            <text:p>1,87961</text:p>
          </table:table-cell>
          <table:table-cell office:value-type="float" office:value="1.39157" calcext:value-type="float">
            <text:p>1,39157</text:p>
          </table:table-cell>
          <table:table-cell office:value-type="float" office:value="1.8342" calcext:value-type="float">
            <text:p>1,8342</text:p>
          </table:table-cell>
        </table:table-row>
        <table:table-row table:style-name="ro1">
          <table:table-cell office:value-type="float" office:value="0.048615" calcext:value-type="float">
            <text:p>0,048615</text:p>
          </table:table-cell>
          <table:table-cell office:value-type="float" office:value="0.0484594" calcext:value-type="float">
            <text:p>0,0484594</text:p>
          </table:table-cell>
          <table:table-cell office:value-type="float" office:value="0.0476464" calcext:value-type="float">
            <text:p>0,0476464</text:p>
          </table:table-cell>
          <table:table-cell office:value-type="float" office:value="0.0479162" calcext:value-type="float">
            <text:p>0,0479162</text:p>
          </table:table-cell>
          <table:table-cell table:number-columns-repeated="2"/>
          <table:table-cell office:value-type="float" office:value="0.0958634" calcext:value-type="float">
            <text:p>0,0958634</text:p>
          </table:table-cell>
          <table:table-cell office:value-type="float" office:value="0.0700024" calcext:value-type="float">
            <text:p>0,0700024</text:p>
          </table:table-cell>
          <table:table-cell office:value-type="float" office:value="0.0699824" calcext:value-type="float">
            <text:p>0,0699824</text:p>
          </table:table-cell>
          <table:table-cell table:number-columns-repeated="2"/>
          <table:table-cell office:value-type="float" office:value="0.190414" calcext:value-type="float">
            <text:p>0,190414</text:p>
          </table:table-cell>
          <table:table-cell office:value-type="float" office:value="0.13992" calcext:value-type="float">
            <text:p>0,13992</text:p>
          </table:table-cell>
          <table:table-cell office:value-type="float" office:value="0.139858" calcext:value-type="float">
            <text:p>0,139858</text:p>
          </table:table-cell>
          <table:table-cell table:number-columns-repeated="2"/>
          <table:table-cell office:value-type="float" office:value="0.381404" calcext:value-type="float">
            <text:p>0,381404</text:p>
          </table:table-cell>
          <table:table-cell office:value-type="float" office:value="0.278393" calcext:value-type="float">
            <text:p>0,278393</text:p>
          </table:table-cell>
          <table:table-cell office:value-type="float" office:value="0.28171" calcext:value-type="float">
            <text:p>0,28171</text:p>
          </table:table-cell>
          <table:table-cell table:number-columns-repeated="2"/>
          <table:table-cell office:value-type="float" office:value="0.760747" calcext:value-type="float">
            <text:p>0,760747</text:p>
          </table:table-cell>
          <table:table-cell office:value-type="float" office:value="0.558172" calcext:value-type="float">
            <text:p>0,558172</text:p>
          </table:table-cell>
          <table:table-cell office:value-type="float" office:value="0.562438" calcext:value-type="float">
            <text:p>0,562438</text:p>
          </table:table-cell>
          <table:table-cell table:number-columns-repeated="2"/>
          <table:table-cell office:value-type="float" office:value="1.52059" calcext:value-type="float">
            <text:p>1,52059</text:p>
          </table:table-cell>
          <table:table-cell office:value-type="float" office:value="1.11699" calcext:value-type="float">
            <text:p>1,11699</text:p>
          </table:table-cell>
          <table:table-cell office:value-type="float" office:value="1.53212" calcext:value-type="float">
            <text:p>1,53212</text:p>
          </table:table-cell>
          <table:table-cell table:number-columns-repeated="2"/>
          <table:table-cell office:value-type="float" office:value="3.03816" calcext:value-type="float">
            <text:p>3,03816</text:p>
          </table:table-cell>
          <table:table-cell office:value-type="float" office:value="2.23421" calcext:value-type="float">
            <text:p>2,23421</text:p>
          </table:table-cell>
          <table:table-cell office:value-type="float" office:value="3.00379" calcext:value-type="float">
            <text:p>3,00379</text:p>
          </table:table-cell>
        </table:table-row>
        <table:table-row table:style-name="ro1">
          <table:table-cell office:value-type="float" office:value="0.067325" calcext:value-type="float">
            <text:p>0,067325</text:p>
          </table:table-cell>
          <table:table-cell office:value-type="float" office:value="0.0523324" calcext:value-type="float">
            <text:p>0,0523324</text:p>
          </table:table-cell>
          <table:table-cell office:value-type="float" office:value="0.0563854" calcext:value-type="float">
            <text:p>0,0563854</text:p>
          </table:table-cell>
          <table:table-cell office:value-type="float" office:value="0.0575878" calcext:value-type="float">
            <text:p>0,0575878</text:p>
          </table:table-cell>
          <table:table-cell table:number-columns-repeated="2"/>
          <table:table-cell office:value-type="float" office:value="0.0970628" calcext:value-type="float">
            <text:p>0,0970628</text:p>
          </table:table-cell>
          <table:table-cell office:value-type="float" office:value="0.0736576" calcext:value-type="float">
            <text:p>0,0736576</text:p>
          </table:table-cell>
          <table:table-cell office:value-type="float" office:value="0.073951" calcext:value-type="float">
            <text:p>0,073951</text:p>
          </table:table-cell>
          <table:table-cell table:number-columns-repeated="2"/>
          <table:table-cell office:value-type="float" office:value="0.191482" calcext:value-type="float">
            <text:p>0,191482</text:p>
          </table:table-cell>
          <table:table-cell office:value-type="float" office:value="0.144415" calcext:value-type="float">
            <text:p>0,144415</text:p>
          </table:table-cell>
          <table:table-cell office:value-type="float" office:value="0.145257" calcext:value-type="float">
            <text:p>0,145257</text:p>
          </table:table-cell>
          <table:table-cell table:number-columns-repeated="2"/>
          <table:table-cell office:value-type="float" office:value="0.382014" calcext:value-type="float">
            <text:p>0,382014</text:p>
          </table:table-cell>
          <table:table-cell office:value-type="float" office:value="0.38139" calcext:value-type="float">
            <text:p>0,38139</text:p>
          </table:table-cell>
          <table:table-cell office:value-type="float" office:value="0.383188" calcext:value-type="float">
            <text:p>0,383188</text:p>
          </table:table-cell>
          <table:table-cell table:number-columns-repeated="2"/>
          <table:table-cell office:value-type="float" office:value="0.760816" calcext:value-type="float">
            <text:p>0,760816</text:p>
          </table:table-cell>
          <table:table-cell office:value-type="float" office:value="0.759587" calcext:value-type="float">
            <text:p>0,759587</text:p>
          </table:table-cell>
          <table:table-cell office:value-type="float" office:value="0.7629" calcext:value-type="float">
            <text:p>0,7629</text:p>
          </table:table-cell>
          <table:table-cell table:number-columns-repeated="2"/>
          <table:table-cell office:value-type="float" office:value="1.51919" calcext:value-type="float">
            <text:p>1,51919</text:p>
          </table:table-cell>
          <table:table-cell office:value-type="float" office:value="1.51623" calcext:value-type="float">
            <text:p>1,51623</text:p>
          </table:table-cell>
          <table:table-cell office:value-type="float" office:value="1.55067" calcext:value-type="float">
            <text:p>1,55067</text:p>
          </table:table-cell>
          <table:table-cell table:number-columns-repeated="2"/>
          <table:table-cell office:value-type="float" office:value="3.03421" calcext:value-type="float">
            <text:p>3,03421</text:p>
          </table:table-cell>
          <table:table-cell office:value-type="float" office:value="3.02921" calcext:value-type="float">
            <text:p>3,02921</text:p>
          </table:table-cell>
          <table:table-cell office:value-type="float" office:value="2.88732" calcext:value-type="float">
            <text:p>2,88732</text:p>
          </table:table-cell>
        </table:table-row>
        <table:table-row table:style-name="ro1">
          <table:table-cell office:value-type="float" office:value="0.085715" calcext:value-type="float">
            <text:p>0,085715</text:p>
          </table:table-cell>
          <table:table-cell office:value-type="float" office:value="0.0744596" calcext:value-type="float">
            <text:p>0,0744596</text:p>
          </table:table-cell>
          <table:table-cell office:value-type="float" office:value="0.0748414" calcext:value-type="float">
            <text:p>0,0748414</text:p>
          </table:table-cell>
          <table:table-cell office:value-type="float" office:value="0.0755266" calcext:value-type="float">
            <text:p>0,0755266</text:p>
          </table:table-cell>
          <table:table-cell table:number-columns-repeated="2"/>
          <table:table-cell office:value-type="float" office:value="0.140385" calcext:value-type="float">
            <text:p>0,140385</text:p>
          </table:table-cell>
          <table:table-cell office:value-type="float" office:value="0.111155" calcext:value-type="float">
            <text:p>0,111155</text:p>
          </table:table-cell>
          <table:table-cell office:value-type="float" office:value="0.111379" calcext:value-type="float">
            <text:p>0,111379</text:p>
          </table:table-cell>
          <table:table-cell table:number-columns-repeated="2"/>
          <table:table-cell office:value-type="float" office:value="0.275389" calcext:value-type="float">
            <text:p>0,275389</text:p>
          </table:table-cell>
          <table:table-cell office:value-type="float" office:value="0.216117" calcext:value-type="float">
            <text:p>0,216117</text:p>
          </table:table-cell>
          <table:table-cell office:value-type="float" office:value="0.216848" calcext:value-type="float">
            <text:p>0,216848</text:p>
          </table:table-cell>
          <table:table-cell table:number-columns-repeated="2"/>
          <table:table-cell office:value-type="float" office:value="0.547465" calcext:value-type="float">
            <text:p>0,547465</text:p>
          </table:table-cell>
          <table:table-cell office:value-type="float" office:value="0.540755" calcext:value-type="float">
            <text:p>0,540755</text:p>
          </table:table-cell>
          <table:table-cell office:value-type="float" office:value="0.542435" calcext:value-type="float">
            <text:p>0,542435</text:p>
          </table:table-cell>
          <table:table-cell table:number-columns-repeated="2"/>
          <table:table-cell office:value-type="float" office:value="1.08911" calcext:value-type="float">
            <text:p>1,08911</text:p>
          </table:table-cell>
          <table:table-cell office:value-type="float" office:value="1.07583" calcext:value-type="float">
            <text:p>1,07583</text:p>
          </table:table-cell>
          <table:table-cell office:value-type="float" office:value="1.07852" calcext:value-type="float">
            <text:p>1,07852</text:p>
          </table:table-cell>
          <table:table-cell table:number-columns-repeated="2"/>
          <table:table-cell office:value-type="float" office:value="2.17334" calcext:value-type="float">
            <text:p>2,17334</text:p>
          </table:table-cell>
          <table:table-cell office:value-type="float" office:value="2.14602" calcext:value-type="float">
            <text:p>2,14602</text:p>
          </table:table-cell>
          <table:table-cell office:value-type="float" office:value="2.07647" calcext:value-type="float">
            <text:p>2,07647</text:p>
          </table:table-cell>
          <table:table-cell table:number-columns-repeated="2"/>
          <table:table-cell office:value-type="float" office:value="4.34016" calcext:value-type="float">
            <text:p>4,34016</text:p>
          </table:table-cell>
          <table:table-cell office:value-type="float" office:value="4.28603" calcext:value-type="float">
            <text:p>4,28603</text:p>
          </table:table-cell>
          <table:table-cell office:value-type="float" office:value="4.11644" calcext:value-type="float">
            <text:p>4,11644</text:p>
          </table:table-cell>
        </table:table-row>
        <table:table-row table:style-name="ro1">
          <table:table-cell office:value-type="float" office:value="0.093263" calcext:value-type="float">
            <text:p>0,093263</text:p>
          </table:table-cell>
          <table:table-cell office:value-type="float" office:value="0.101076" calcext:value-type="float">
            <text:p>0,101076</text:p>
          </table:table-cell>
          <table:table-cell office:value-type="float" office:value="0.0978872" calcext:value-type="float">
            <text:p>0,0978872</text:p>
          </table:table-cell>
          <table:table-cell office:value-type="float" office:value="0.099079" calcext:value-type="float">
            <text:p>0,099079</text:p>
          </table:table-cell>
          <table:table-cell table:number-columns-repeated="2"/>
          <table:table-cell office:value-type="float" office:value="0.18143" calcext:value-type="float">
            <text:p>0,18143</text:p>
          </table:table-cell>
          <table:table-cell office:value-type="float" office:value="0.152419" calcext:value-type="float">
            <text:p>0,152419</text:p>
          </table:table-cell>
          <table:table-cell office:value-type="float" office:value="0.152363" calcext:value-type="float">
            <text:p>0,152363</text:p>
          </table:table-cell>
          <table:table-cell table:number-columns-repeated="2"/>
          <table:table-cell office:value-type="float" office:value="0.365741" calcext:value-type="float">
            <text:p>0,365741</text:p>
          </table:table-cell>
          <table:table-cell office:value-type="float" office:value="0.29338" calcext:value-type="float">
            <text:p>0,29338</text:p>
          </table:table-cell>
          <table:table-cell office:value-type="float" office:value="0.31024" calcext:value-type="float">
            <text:p>0,31024</text:p>
          </table:table-cell>
          <table:table-cell table:number-columns-repeated="2"/>
          <table:table-cell office:value-type="float" office:value="0.726263" calcext:value-type="float">
            <text:p>0,726263</text:p>
          </table:table-cell>
          <table:table-cell office:value-type="float" office:value="0.684804" calcext:value-type="float">
            <text:p>0,684804</text:p>
          </table:table-cell>
          <table:table-cell office:value-type="float" office:value="0.686524" calcext:value-type="float">
            <text:p>0,686524</text:p>
          </table:table-cell>
          <table:table-cell table:number-columns-repeated="2"/>
          <table:table-cell office:value-type="float" office:value="1.44842" calcext:value-type="float">
            <text:p>1,44842</text:p>
          </table:table-cell>
          <table:table-cell office:value-type="float" office:value="1.42335" calcext:value-type="float">
            <text:p>1,42335</text:p>
          </table:table-cell>
          <table:table-cell office:value-type="float" office:value="1.42559" calcext:value-type="float">
            <text:p>1,42559</text:p>
          </table:table-cell>
          <table:table-cell table:number-columns-repeated="2"/>
          <table:table-cell office:value-type="float" office:value="2.913" calcext:value-type="float">
            <text:p>2,913</text:p>
          </table:table-cell>
          <table:table-cell office:value-type="float" office:value="2.69854" calcext:value-type="float">
            <text:p>2,69854</text:p>
          </table:table-cell>
          <table:table-cell office:value-type="float" office:value="3.01988" calcext:value-type="float">
            <text:p>3,01988</text:p>
          </table:table-cell>
          <table:table-cell table:number-columns-repeated="2"/>
          <table:table-cell office:value-type="float" office:value="5.74754" calcext:value-type="float">
            <text:p>5,74754</text:p>
          </table:table-cell>
          <table:table-cell office:value-type="float" office:value="5.66409" calcext:value-type="float">
            <text:p>5,66409</text:p>
          </table:table-cell>
          <table:table-cell office:value-type="float" office:value="4.71941" calcext:value-type="float">
            <text:p>4,71941</text:p>
          </table:table-cell>
        </table:table-row>
        <table:table-row table:style-name="ro1">
          <table:table-cell office:value-type="float" office:value="0.136086" calcext:value-type="float">
            <text:p>0,136086</text:p>
          </table:table-cell>
          <table:table-cell office:value-type="float" office:value="0.130084" calcext:value-type="float">
            <text:p>0,130084</text:p>
          </table:table-cell>
          <table:table-cell office:value-type="float" office:value="0.124866" calcext:value-type="float">
            <text:p>0,124866</text:p>
          </table:table-cell>
          <table:table-cell office:value-type="float" office:value="0.14732" calcext:value-type="float">
            <text:p>0,14732</text:p>
          </table:table-cell>
          <table:table-cell table:number-columns-repeated="2"/>
          <table:table-cell office:value-type="float" office:value="0.223728" calcext:value-type="float">
            <text:p>0,223728</text:p>
          </table:table-cell>
          <table:table-cell office:value-type="float" office:value="0.213771" calcext:value-type="float">
            <text:p>0,213771</text:p>
          </table:table-cell>
          <table:table-cell office:value-type="float" office:value="0.243578" calcext:value-type="float">
            <text:p>0,243578</text:p>
          </table:table-cell>
          <table:table-cell table:number-columns-repeated="2"/>
          <table:table-cell office:value-type="float" office:value="0.445915" calcext:value-type="float">
            <text:p>0,445915</text:p>
          </table:table-cell>
          <table:table-cell office:value-type="float" office:value="0.395416" calcext:value-type="float">
            <text:p>0,395416</text:p>
          </table:table-cell>
          <table:table-cell office:value-type="float" office:value="0.460961" calcext:value-type="float">
            <text:p>0,460961</text:p>
          </table:table-cell>
          <table:table-cell table:number-columns-repeated="2"/>
          <table:table-cell office:value-type="float" office:value="0.945189" calcext:value-type="float">
            <text:p>0,945189</text:p>
          </table:table-cell>
          <table:table-cell office:value-type="float" office:value="0.828119" calcext:value-type="float">
            <text:p>0,828119</text:p>
          </table:table-cell>
          <table:table-cell office:value-type="float" office:value="0.928538" calcext:value-type="float">
            <text:p>0,928538</text:p>
          </table:table-cell>
          <table:table-cell table:number-columns-repeated="2"/>
          <table:table-cell office:value-type="float" office:value="1.72911" calcext:value-type="float">
            <text:p>1,72911</text:p>
          </table:table-cell>
          <table:table-cell office:value-type="float" office:value="1.71093" calcext:value-type="float">
            <text:p>1,71093</text:p>
          </table:table-cell>
          <table:table-cell office:value-type="float" office:value="1.91209" calcext:value-type="float">
            <text:p>1,91209</text:p>
          </table:table-cell>
          <table:table-cell table:number-columns-repeated="2"/>
          <table:table-cell office:value-type="float" office:value="3.73474" calcext:value-type="float">
            <text:p>3,73474</text:p>
          </table:table-cell>
          <table:table-cell office:value-type="float" office:value="3.61974" calcext:value-type="float">
            <text:p>3,61974</text:p>
          </table:table-cell>
          <table:table-cell office:value-type="float" office:value="3.65559" calcext:value-type="float">
            <text:p>3,65559</text:p>
          </table:table-cell>
          <table:table-cell table:number-columns-repeated="2"/>
          <table:table-cell office:value-type="float" office:value="6.83731" calcext:value-type="float">
            <text:p>6,83731</text:p>
          </table:table-cell>
          <table:table-cell office:value-type="float" office:value="6.77666" calcext:value-type="float">
            <text:p>6,77666</text:p>
          </table:table-cell>
          <table:table-cell office:value-type="float" office:value="6.07469" calcext:value-type="float">
            <text:p>6,07469</text:p>
          </table:table-cell>
        </table:table-row>
        <table:table-row table:style-name="ro1">
          <table:table-cell office:value-type="float" office:value="0.199403" calcext:value-type="float">
            <text:p>0,199403</text:p>
          </table:table-cell>
          <table:table-cell office:value-type="float" office:value="0.171027" calcext:value-type="float">
            <text:p>0,171027</text:p>
          </table:table-cell>
          <table:table-cell office:value-type="float" office:value="0.16721" calcext:value-type="float">
            <text:p>0,16721</text:p>
          </table:table-cell>
          <table:table-cell office:value-type="float" office:value="0.196035" calcext:value-type="float">
            <text:p>0,196035</text:p>
          </table:table-cell>
          <table:table-cell table:number-columns-repeated="2"/>
          <table:table-cell office:value-type="float" office:value="0.310032" calcext:value-type="float">
            <text:p>0,310032</text:p>
          </table:table-cell>
          <table:table-cell office:value-type="float" office:value="0.309355" calcext:value-type="float">
            <text:p>0,309355</text:p>
          </table:table-cell>
          <table:table-cell office:value-type="float" office:value="0.373348" calcext:value-type="float">
            <text:p>0,373348</text:p>
          </table:table-cell>
          <table:table-cell table:number-columns-repeated="2"/>
          <table:table-cell office:value-type="float" office:value="0.574394" calcext:value-type="float">
            <text:p>0,574394</text:p>
          </table:table-cell>
          <table:table-cell office:value-type="float" office:value="0.570243" calcext:value-type="float">
            <text:p>0,570243</text:p>
          </table:table-cell>
          <table:table-cell office:value-type="float" office:value="0.670476" calcext:value-type="float">
            <text:p>0,670476</text:p>
          </table:table-cell>
          <table:table-cell table:number-columns-repeated="2"/>
          <table:table-cell office:value-type="float" office:value="1.1493" calcext:value-type="float">
            <text:p>1,1493</text:p>
          </table:table-cell>
          <table:table-cell office:value-type="float" office:value="1.13627" calcext:value-type="float">
            <text:p>1,13627</text:p>
          </table:table-cell>
          <table:table-cell office:value-type="float" office:value="1.25379" calcext:value-type="float">
            <text:p>1,25379</text:p>
          </table:table-cell>
          <table:table-cell table:number-columns-repeated="2"/>
          <table:table-cell office:value-type="float" office:value="2.1535" calcext:value-type="float">
            <text:p>2,1535</text:p>
          </table:table-cell>
          <table:table-cell office:value-type="float" office:value="2.12523" calcext:value-type="float">
            <text:p>2,12523</text:p>
          </table:table-cell>
          <table:table-cell office:value-type="float" office:value="2.46315" calcext:value-type="float">
            <text:p>2,46315</text:p>
          </table:table-cell>
          <table:table-cell table:number-columns-repeated="2"/>
          <table:table-cell office:value-type="float" office:value="4.99496" calcext:value-type="float">
            <text:p>4,99496</text:p>
          </table:table-cell>
          <table:table-cell office:value-type="float" office:value="4.76274" calcext:value-type="float">
            <text:p>4,76274</text:p>
          </table:table-cell>
          <table:table-cell office:value-type="float" office:value="4.83572" calcext:value-type="float">
            <text:p>4,83572</text:p>
          </table:table-cell>
          <table:table-cell table:number-columns-repeated="2"/>
          <table:table-cell office:value-type="float" office:value="8.50552" calcext:value-type="float">
            <text:p>8,50552</text:p>
          </table:table-cell>
          <table:table-cell office:value-type="float" office:value="8.36794" calcext:value-type="float">
            <text:p>8,36794</text:p>
          </table:table-cell>
          <table:table-cell office:value-type="float" office:value="9.48288" calcext:value-type="float">
            <text:p>9,48288</text:p>
          </table:table-cell>
        </table:table-row>
        <table:table-row table:style-name="ro1">
          <table:table-cell office:value-type="float" office:value="0.259035" calcext:value-type="float">
            <text:p>0,259035</text:p>
          </table:table-cell>
          <table:table-cell office:value-type="float" office:value="0.234813" calcext:value-type="float">
            <text:p>0,234813</text:p>
          </table:table-cell>
          <table:table-cell office:value-type="float" office:value="0.223741" calcext:value-type="float">
            <text:p>0,223741</text:p>
          </table:table-cell>
          <table:table-cell office:value-type="float" office:value="0.260752" calcext:value-type="float">
            <text:p>0,260752</text:p>
          </table:table-cell>
          <table:table-cell table:number-columns-repeated="2"/>
          <table:table-cell office:value-type="float" office:value="0.421831" calcext:value-type="float">
            <text:p>0,421831</text:p>
          </table:table-cell>
          <table:table-cell office:value-type="float" office:value="0.397459" calcext:value-type="float">
            <text:p>0,397459</text:p>
          </table:table-cell>
          <table:table-cell office:value-type="float" office:value="0.472648" calcext:value-type="float">
            <text:p>0,472648</text:p>
          </table:table-cell>
          <table:table-cell table:number-columns-repeated="2"/>
          <table:table-cell office:value-type="float" office:value="0.739326" calcext:value-type="float">
            <text:p>0,739326</text:p>
          </table:table-cell>
          <table:table-cell office:value-type="float" office:value="0.718513" calcext:value-type="float">
            <text:p>0,718513</text:p>
          </table:table-cell>
          <table:table-cell office:value-type="float" office:value="0.84226" calcext:value-type="float">
            <text:p>0,84226</text:p>
          </table:table-cell>
          <table:table-cell table:number-columns-repeated="2"/>
          <table:table-cell office:value-type="float" office:value="1.64288" calcext:value-type="float">
            <text:p>1,64288</text:p>
          </table:table-cell>
          <table:table-cell office:value-type="float" office:value="1.53252" calcext:value-type="float">
            <text:p>1,53252</text:p>
          </table:table-cell>
          <table:table-cell office:value-type="float" office:value="1.6008" calcext:value-type="float">
            <text:p>1,6008</text:p>
          </table:table-cell>
          <table:table-cell table:number-columns-repeated="2"/>
          <table:table-cell office:value-type="float" office:value="2.67923" calcext:value-type="float">
            <text:p>2,67923</text:p>
          </table:table-cell>
          <table:table-cell office:value-type="float" office:value="2.6485" calcext:value-type="float">
            <text:p>2,6485</text:p>
          </table:table-cell>
          <table:table-cell office:value-type="float" office:value="3.11907" calcext:value-type="float">
            <text:p>3,11907</text:p>
          </table:table-cell>
          <table:table-cell table:number-columns-repeated="2"/>
          <table:table-cell office:value-type="float" office:value="6.2246" calcext:value-type="float">
            <text:p>6,2246</text:p>
          </table:table-cell>
          <table:table-cell office:value-type="float" office:value="6.09427" calcext:value-type="float">
            <text:p>6,09427</text:p>
          </table:table-cell>
          <table:table-cell office:value-type="float" office:value="6.01214" calcext:value-type="float">
            <text:p>6,01214</text:p>
          </table:table-cell>
          <table:table-cell table:number-columns-repeated="2"/>
          <table:table-cell office:value-type="float" office:value="10.4728" calcext:value-type="float">
            <text:p>10,4728</text:p>
          </table:table-cell>
          <table:table-cell office:value-type="float" office:value="10.3508" calcext:value-type="float">
            <text:p>10,3508</text:p>
          </table:table-cell>
          <table:table-cell office:value-type="float" office:value="11.9647" calcext:value-type="float">
            <text:p>11,9647</text:p>
          </table:table-cell>
        </table:table-row>
        <table:table-row table:style-name="ro1">
          <table:table-cell table:number-columns-repeated="6"/>
          <table:table-cell office:value-type="float" office:value="0.561869" calcext:value-type="float">
            <text:p>0,561869</text:p>
          </table:table-cell>
          <table:table-cell office:value-type="float" office:value="0.534386" calcext:value-type="float">
            <text:p>0,534386</text:p>
          </table:table-cell>
          <table:table-cell office:value-type="float" office:value="0.585089" calcext:value-type="float">
            <text:p>0,585089</text:p>
          </table:table-cell>
          <table:table-cell table:number-columns-repeated="2"/>
          <table:table-cell office:value-type="float" office:value="0.929302" calcext:value-type="float">
            <text:p>0,929302</text:p>
          </table:table-cell>
          <table:table-cell office:value-type="float" office:value="0.924423" calcext:value-type="float">
            <text:p>0,924423</text:p>
          </table:table-cell>
          <table:table-cell office:value-type="float" office:value="1.01992" calcext:value-type="float">
            <text:p>1,01992</text:p>
          </table:table-cell>
          <table:table-cell table:number-columns-repeated="2"/>
          <table:table-cell office:value-type="float" office:value="2.03757" calcext:value-type="float">
            <text:p>2,03757</text:p>
          </table:table-cell>
          <table:table-cell office:value-type="float" office:value="1.92969" calcext:value-type="float">
            <text:p>1,92969</text:p>
          </table:table-cell>
          <table:table-cell office:value-type="float" office:value="1.92511" calcext:value-type="float">
            <text:p>1,92511</text:p>
          </table:table-cell>
          <table:table-cell table:number-columns-repeated="2"/>
          <table:table-cell office:value-type="float" office:value="3.61937" calcext:value-type="float">
            <text:p>3,61937</text:p>
          </table:table-cell>
          <table:table-cell office:value-type="float" office:value="3.52976" calcext:value-type="float">
            <text:p>3,52976</text:p>
          </table:table-cell>
          <table:table-cell office:value-type="float" office:value="3.69107" calcext:value-type="float">
            <text:p>3,69107</text:p>
          </table:table-cell>
          <table:table-cell table:number-columns-repeated="2"/>
          <table:table-cell office:value-type="float" office:value="7.35282" calcext:value-type="float">
            <text:p>7,35282</text:p>
          </table:table-cell>
          <table:table-cell office:value-type="float" office:value="7.00085" calcext:value-type="float">
            <text:p>7,00085</text:p>
          </table:table-cell>
          <table:table-cell office:value-type="float" office:value="7.07287" calcext:value-type="float">
            <text:p>7,07287</text:p>
          </table:table-cell>
          <table:table-cell table:number-columns-repeated="2"/>
          <table:table-cell office:value-type="float" office:value="12.8339" calcext:value-type="float">
            <text:p>12,8339</text:p>
          </table:table-cell>
          <table:table-cell office:value-type="float" office:value="12.7849" calcext:value-type="float">
            <text:p>12,7849</text:p>
          </table:table-cell>
          <table:table-cell office:value-type="float" office:value="13.5836" calcext:value-type="float">
            <text:p>13,5836</text:p>
          </table:table-cell>
        </table:table-row>
        <table:table-row table:style-name="ro1">
          <table:table-cell table:number-columns-repeated="11"/>
          <table:table-cell office:value-type="float" office:value="1.2631" calcext:value-type="float">
            <text:p>1,2631</text:p>
          </table:table-cell>
          <table:table-cell office:value-type="float" office:value="1.23087" calcext:value-type="float">
            <text:p>1,23087</text:p>
          </table:table-cell>
          <table:table-cell office:value-type="float" office:value="1.27835" calcext:value-type="float">
            <text:p>1,27835</text:p>
          </table:table-cell>
          <table:table-cell table:number-columns-repeated="2"/>
          <table:table-cell office:value-type="float" office:value="2.49123" calcext:value-type="float">
            <text:p>2,49123</text:p>
          </table:table-cell>
          <table:table-cell office:value-type="float" office:value="2.35503" calcext:value-type="float">
            <text:p>2,35503</text:p>
          </table:table-cell>
          <table:table-cell office:value-type="float" office:value="2.343" calcext:value-type="float">
            <text:p>2,343</text:p>
          </table:table-cell>
          <table:table-cell table:number-columns-repeated="2"/>
          <table:table-cell office:value-type="float" office:value="4.38524" calcext:value-type="float">
            <text:p>4,38524</text:p>
          </table:table-cell>
          <table:table-cell office:value-type="float" office:value="4.26538" calcext:value-type="float">
            <text:p>4,26538</text:p>
          </table:table-cell>
          <table:table-cell office:value-type="float" office:value="4.25868" calcext:value-type="float">
            <text:p>4,25868</text:p>
          </table:table-cell>
          <table:table-cell table:number-columns-repeated="2"/>
          <table:table-cell office:value-type="float" office:value="8.90381" calcext:value-type="float">
            <text:p>8,90381</text:p>
          </table:table-cell>
          <table:table-cell office:value-type="float" office:value="8.28546" calcext:value-type="float">
            <text:p>8,28546</text:p>
          </table:table-cell>
          <table:table-cell office:value-type="float" office:value="8.89877" calcext:value-type="float">
            <text:p>8,89877</text:p>
          </table:table-cell>
          <table:table-cell table:number-columns-repeated="2"/>
          <table:table-cell office:value-type="float" office:value="15.7118" calcext:value-type="float">
            <text:p>15,7118</text:p>
          </table:table-cell>
          <table:table-cell office:value-type="float" office:value="15.9547" calcext:value-type="float">
            <text:p>15,9547</text:p>
          </table:table-cell>
          <table:table-cell office:value-type="float" office:value="14.4449" calcext:value-type="float">
            <text:p>14,4449</text:p>
          </table:table-cell>
        </table:table-row>
        <table:table-row table:style-name="ro1">
          <table:table-cell table:number-columns-repeated="16"/>
          <table:table-cell office:value-type="float" office:value="2.911" calcext:value-type="float">
            <text:p>2,911</text:p>
          </table:table-cell>
          <table:table-cell office:value-type="float" office:value="2.83049" calcext:value-type="float">
            <text:p>2,83049</text:p>
          </table:table-cell>
          <table:table-cell office:value-type="float" office:value="2.90836" calcext:value-type="float">
            <text:p>2,90836</text:p>
          </table:table-cell>
          <table:table-cell table:number-columns-repeated="2"/>
          <table:table-cell office:value-type="float" office:value="5.50719" calcext:value-type="float">
            <text:p>5,50719</text:p>
          </table:table-cell>
          <table:table-cell office:value-type="float" office:value="5.17519" calcext:value-type="float">
            <text:p>5,17519</text:p>
          </table:table-cell>
          <table:table-cell office:value-type="float" office:value="5.10303" calcext:value-type="float">
            <text:p>5,10303</text:p>
          </table:table-cell>
          <table:table-cell table:number-columns-repeated="2"/>
          <table:table-cell office:value-type="float" office:value="9.76497" calcext:value-type="float">
            <text:p>9,76497</text:p>
          </table:table-cell>
          <table:table-cell office:value-type="float" office:value="9.54096" calcext:value-type="float">
            <text:p>9,54096</text:p>
          </table:table-cell>
          <table:table-cell office:value-type="float" office:value="9.95886" calcext:value-type="float">
            <text:p>9,95886</text:p>
          </table:table-cell>
          <table:table-cell table:number-columns-repeated="2"/>
          <table:table-cell office:value-type="float" office:value="18.9398" calcext:value-type="float">
            <text:p>18,9398</text:p>
          </table:table-cell>
          <table:table-cell office:value-type="float" office:value="17.8306" calcext:value-type="float">
            <text:p>17,8306</text:p>
          </table:table-cell>
          <table:table-cell office:value-type="float" office:value="17.6929" calcext:value-type="float">
            <text:p>17,6929</text:p>
          </table:table-cell>
        </table:table-row>
        <table:table-row table:style-name="ro1">
          <table:table-cell table:number-columns-repeated="21"/>
          <table:table-cell office:value-type="float" office:value="6.66129" calcext:value-type="float">
            <text:p>6,66129</text:p>
          </table:table-cell>
          <table:table-cell office:value-type="float" office:value="6.26356" calcext:value-type="float">
            <text:p>6,26356</text:p>
          </table:table-cell>
          <table:table-cell office:value-type="float" office:value="6.12348" calcext:value-type="float">
            <text:p>6,12348</text:p>
          </table:table-cell>
          <table:table-cell table:number-columns-repeated="2"/>
          <table:table-cell office:value-type="float" office:value="11.3853" calcext:value-type="float">
            <text:p>11,3853</text:p>
          </table:table-cell>
          <table:table-cell office:value-type="float" office:value="11.0367" calcext:value-type="float">
            <text:p>11,0367</text:p>
          </table:table-cell>
          <table:table-cell office:value-type="float" office:value="11.0219" calcext:value-type="float">
            <text:p>11,0219</text:p>
          </table:table-cell>
          <table:table-cell table:number-columns-repeated="2"/>
          <table:table-cell office:value-type="float" office:value="22.251" calcext:value-type="float">
            <text:p>22,251</text:p>
          </table:table-cell>
          <table:table-cell office:value-type="float" office:value="21.5093" calcext:value-type="float">
            <text:p>21,5093</text:p>
          </table:table-cell>
          <table:table-cell office:value-type="float" office:value="21.0322" calcext:value-type="float">
            <text:p>21,0322</text:p>
          </table:table-cell>
        </table:table-row>
        <table:table-row table:style-name="ro1">
          <table:table-cell table:number-columns-repeated="26"/>
          <table:table-cell office:value-type="float" office:value="13.5192" calcext:value-type="float">
            <text:p>13,5192</text:p>
          </table:table-cell>
          <table:table-cell office:value-type="float" office:value="13.2126" calcext:value-type="float">
            <text:p>13,2126</text:p>
          </table:table-cell>
          <table:table-cell office:value-type="float" office:value="12.946" calcext:value-type="float">
            <text:p>12,946</text:p>
          </table:table-cell>
          <table:table-cell table:number-columns-repeated="2"/>
          <table:table-cell office:value-type="float" office:value="26.0853" calcext:value-type="float">
            <text:p>26,0853</text:p>
          </table:table-cell>
          <table:table-cell office:value-type="float" office:value="25.3226" calcext:value-type="float">
            <text:p>25,3226</text:p>
          </table:table-cell>
          <table:table-cell office:value-type="float" office:value="24.429" calcext:value-type="float">
            <text:p>24,429</text:p>
          </table:table-cell>
        </table:table-row>
        <table:table-row table:style-name="ro1">
          <table:table-cell table:number-columns-repeated="31"/>
          <table:table-cell office:value-type="float" office:value="30.77" calcext:value-type="float">
            <text:p>30,77</text:p>
          </table:table-cell>
          <table:table-cell office:value-type="float" office:value="29.9858" calcext:value-type="float">
            <text:p>29,9858</text:p>
          </table:table-cell>
          <table:table-cell office:value-type="float" office:value="28.5873" calcext:value-type="float">
            <text:p>28,5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3:12:37.951168374</meta:creation-date>
    <dc:date>2017-07-24T14:17:40.540087236</dc:date>
    <meta:editing-duration>PT34M31S</meta:editing-duration>
    <meta:editing-cycles>2</meta:editing-cycles>
    <meta:generator>LibreOffice/5.1.6.2$Linux_X86_64 LibreOffice_project/10m0$Build-2</meta:generator>
    <meta:document-statistic meta:table-count="1" meta:cell-count="525" meta:object-count="0"/>
  </office:meta>
</office:document-meta>
</file>